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_6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1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Kate E. Mose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January 6, 1891</text:p>
      <text:p text:style-name="P4">Month<text:tab/><text:tab/><text:tab/><text:tab/><text:tab/><text:tab/>January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Rev D<text:span text:style-name="T2">r</text:span><text:span text:style-name="T3">. S. Morais./</text:span></text:p>
      <text:p text:style-name="P2"><text:span text:style-name="T3"><text:tab/>Reverend Sir-/</text:span></text:p>
      <text:p text:style-name="P2"><text:span text:style-name="T3"><text:tab/><text:tab/>I write/ at the request of Aunt/ Ellen to thank you for/ the beautiful &amp; fragrant/ flowers sent on yesterday./ <text:s/>She &amp; Aunt Emily ap-/preciate highly your kind/ attention. <text:s/>Aunt Ellen's con-/dition remains unchanged,/ the improvement is </text:span><text:span text:style-name="T4">gradual</text:span><text:span text:style-name="T5">./</text:span></text:p>
      <text:p text:style-name="P2"><text:span text:style-name="T5"><text:tab/>Yours respectfully/</text:span></text:p>
      <text:p text:style-name="P2"><text:span text:style-name="T5"><text:tab/><text:tab/>Kate E. Moses./</text:span></text:p>
      <text:p text:style-name="P2"><text:span text:style-name="T5">1325 Walnut St. <text:s/>Jan 6. [/ inserted by author] 91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17T15:36:19.82</meta:creation-date>
    <meta:document-statistic meta:table-count="0" meta:image-count="0" meta:object-count="0" meta:page-count="2" meta:paragraph-count="66" meta:word-count="224" meta:character-count="1633"/>
    <dc:date>2011-11-17T15:39:01.20</dc:date>
    <dc:creator>Penn Libraries</dc:creator>
    <meta:editing-duration>PT00H02M41S</meta:editing-duration>
    <meta:editing-cycles>1</meta:editing-cycles>
    <meta:generator>OpenOffice.org/3.2$Win32 OpenOffice.org_project/320m12$Build-9483</meta:generator>
  </office:meta>
</office:document-meta>
</file>